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5E54300034F994D432419.wmf" manifest:media-type=""/>
  <manifest:file-entry manifest:full-path="Pictures/200000090007BB8400036832FBA0EFCC.wmf" manifest:media-type=""/>
  <manifest:file-entry manifest:full-path="Pictures/2000000900054C1800044DD847F84672.wmf" manifest:media-type=""/>
  <manifest:file-entry manifest:full-path="Pictures/2000000900054C1800044DD85BBFB65A.wmf" manifest:media-type=""/>
  <manifest:file-entry manifest:full-path="Pictures/200000090007B35A0005A0D846A8D8BE.wmf" manifest:media-type=""/>
  <manifest:file-entry manifest:full-path="Pictures/200000090007BB8400036832710A151B.wmf" manifest:media-type=""/>
  <manifest:file-entry manifest:full-path="Pictures/20000009000AEFBA000833D2ACC3F5AA.wmf" manifest:media-type=""/>
  <manifest:file-entry manifest:full-path="Pictures/200000090007B35A0005A0D83A8BF772.wmf" manifest:media-type=""/>
  <manifest:file-entry manifest:full-path="Pictures/200000090007B35A0005A0D890BF3046.wmf" manifest:media-type=""/>
  <manifest:file-entry manifest:full-path="Pictures/200000090005E54300034F991D33DD6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0pt" fo:language="de" fo:country="DE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1" fo:font-size="10pt" fo:language="de" fo:country="DE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x</text:span></text:p>
      <text:p text:style-name="Standard"><text:span text:style-name="T1">Übung 2.4</text:span></text:p>
      <text:p text:style-name="Standard"><text:span text:style-name="T1">x</text:span></text:p>
      <text:p text:style-name="Standard"><text:span text:style-name="T1">Modell</text:span></text:p>
      <text:p text:style-name="Standard"><draw:frame draw:style-name="fr1" text:anchor-type="as-char" svg:width="27.088cm" svg:height="20.316cm" draw:z-index="0"><draw:image xlink:href="Pictures/20000009000AEFBA000833D2ACC3F5AA.wmf" xlink:type="simple" xlink:show="embed" xlink:actuate="onLoad"/></draw:frame></text:p>
      <text:p text:style-name="Standard"><text:span text:style-name="T1">x</text:span></text:p>
      <text:p text:style-name="Standard"><text:span text:style-name="T1">Transporter</text:span></text:p>
      <text:p text:style-name="Standard"><text:soft-page-break/><draw:frame draw:style-name="fr1" text:anchor-type="as-char" svg:width="19.073cm" svg:height="13.94cm" draw:z-index="1"><draw:image xlink:href="Pictures/200000090007B35A0005A0D890BF3046.wmf" xlink:type="simple" xlink:show="embed" xlink:actuate="onLoad"/></draw:frame></text:p>
      <text:p text:style-name="Standard"><text:span text:style-name="T1">x</text:span></text:p>
      <text:p text:style-name="Standard"><text:span text:style-name="T1">Strecke 2, parameter</text:span></text:p>
      <text:p text:style-name="Standard"><text:soft-page-break/><draw:frame draw:style-name="fr1" text:anchor-type="as-char" svg:width="19.073cm" svg:height="13.94cm" draw:z-index="2"><draw:image xlink:href="Pictures/200000090007B35A0005A0D83A8BF772.wmf" xlink:type="simple" xlink:show="embed" xlink:actuate="onLoad"/></draw:frame></text:p>
      <text:p text:style-name="Standard"><text:span text:style-name="T1">x</text:span></text:p>
      <text:p text:style-name="Standard"><text:soft-page-break/><draw:frame draw:style-name="fr1" text:anchor-type="as-char" svg:width="19.073cm" svg:height="13.94cm" draw:z-index="3"><draw:image xlink:href="Pictures/200000090007B35A0005A0D846A8D8BE.wmf" xlink:type="simple" xlink:show="embed" xlink:actuate="onLoad"/></draw:frame></text:p>
      <text:p text:style-name="Standard"><text:span text:style-name="T1">x</text:span></text:p>
      <text:p text:style-name="Standard"><text:span text:style-name="T1">Ausgang</text:span></text:p>
      <text:p text:style-name="Standard"><text:soft-page-break/><draw:frame draw:style-name="fr1" text:anchor-type="as-char" svg:width="19.073cm" svg:height="13.94cm" draw:z-index="4"><draw:image xlink:href="Pictures/200000090007B35A0005A0D846A8D8BE.wmf" xlink:type="simple" xlink:show="embed" xlink:actuate="onLoad"/></draw:frame></text:p>
      <text:p text:style-name="Standard"><text:span text:style-name="T1">x</text:span></text:p>
      <text:p text:style-name="Standard"><text:span text:style-name="T1">Transporter - Parameter / Various</text:span></text:p>
      <text:p text:style-name="Standard"><text:soft-page-break/><draw:frame draw:style-name="fr1" text:anchor-type="as-char" svg:width="19.152cm" svg:height="8.438cm" draw:z-index="5"><draw:image xlink:href="Pictures/200000090007BB8400036832710A151B.wmf" xlink:type="simple" xlink:show="embed" xlink:actuate="onLoad"/></draw:frame></text:p>
      <text:p text:style-name="Standard"><text:span text:style-name="T1">x</text:span></text:p>
      <text:p text:style-name="Standard"><text:span text:style-name="T1">Pfad 11</text:span></text:p>
      <text:p text:style-name="Standard"><draw:frame draw:style-name="fr1" text:anchor-type="as-char" svg:width="13.12cm" svg:height="10.661cm" draw:z-index="6"><draw:image xlink:href="Pictures/2000000900054C1800044DD85BBFB65A.wmf" xlink:type="simple" xlink:show="embed" xlink:actuate="onLoad"/></draw:frame></text:p>
      <text:p text:style-name="Standard"><text:span text:style-name="T1">x</text:span></text:p>
      <text:p text:style-name="Standard"><text:span text:style-name="T1">Pfad 12</text:span></text:p>
      <text:p text:style-name="Standard"><text:soft-page-break/><draw:frame draw:style-name="fr1" text:anchor-type="as-char" svg:width="13.12cm" svg:height="10.661cm" draw:z-index="7"><draw:image xlink:href="Pictures/2000000900054C1800044DD847F84672.wmf" xlink:type="simple" xlink:show="embed" xlink:actuate="onLoad"/></draw:frame></text:p>
      <text:p text:style-name="Standard"><text:span text:style-name="T1">x</text:span></text:p>
      <text:p text:style-name="Standard"><text:span text:style-name="T1">Simulationslauf (a)</text:span></text:p>
      <text:p text:style-name="Standard"><draw:frame draw:style-name="fr1" text:anchor-type="as-char" svg:width="14.601cm" svg:height="8.2cm" draw:z-index="8"><draw:image xlink:href="Pictures/200000090005E54300034F991D33DD69.wmf" xlink:type="simple" xlink:show="embed" xlink:actuate="onLoad"/></draw:frame></text:p>
      <text:p text:style-name="Standard"><text:span text:style-name="T1">x</text:span></text:p>
      <text:p text:style-name="Standard"><text:span text:style-name="T1">Fehlerhaft - gleiche Zeiten wie in Versuch 2.3</text:span></text:p>
      <text:p text:style-name="P1"/>
      <text:p text:style-name="Standard"><text:span text:style-name="T1">Zweiter Simulationslauf mit</text:span></text:p>
      <text:p text:style-name="Standard"><text:span text:style-name="T1">Transportergeschwindigkeit 10 m/s</text:span></text:p>
      <text:p text:style-name="Standard"><text:soft-page-break/><draw:frame draw:style-name="fr1" text:anchor-type="as-char" svg:width="19.152cm" svg:height="8.438cm" draw:z-index="9"><draw:image xlink:href="Pictures/200000090007BB8400036832FBA0EFCC.wmf" xlink:type="simple" xlink:show="embed" xlink:actuate="onLoad"/></draw:frame></text:p>
      <text:p text:style-name="Standard"><text:span text:style-name="T1">x</text:span></text:p>
      <text:p text:style-name="Standard"><text:span text:style-name="T1">2.Simulationslauf (b)</text:span></text:p>
      <text:p text:style-name="Standard"><draw:frame draw:style-name="fr1" text:anchor-type="as-char" svg:width="14.601cm" svg:height="8.2cm" draw:z-index="10"><draw:image xlink:href="Pictures/200000090005E54300034F994D432419.wmf" xlink:type="simple" xlink:show="embed" xlink:actuate="onLoad"/></draw:frame></text:p>
      <text:p text:style-name="Standard"><text:span text:style-name="T1">identische Zeiten wie bei Simulationslauf (a)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oft-page-break/><text:span text:style-name="T1">x</text:span></text:p>
      <text:p text:style-name="Standard"><text:span text:style-name="T1">x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9" meta:paragraph-count="51" meta:word-count="67" meta:character-count="328" meta:non-whitespace-character-count="290"/>
    <meta:generator>LibreOffice/3.6$Windows_x86 LibreOffice_project/e183d5b-f8ccaf6-3804794-95b4be8-895629</meta:generator>
  </office:meta>
</office:document-meta>
</file>